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2f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span text:style-name="T1">[Firma de Salma]</text:span></text:p>
      <text:p text:style-name="Standard"><text:tab/><text:tab/><text:tab/>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6T11:27:16.131298407</meta:creation-date>
    <dc:date>2024-07-26T11:28:11.751484562</dc:date>
    <meta:editing-duration>PT56S</meta:editing-duration>
    <meta:editing-cycles>1</meta:editing-cycles>
    <meta:document-statistic meta:table-count="0" meta:image-count="0" meta:object-count="0" meta:page-count="1" meta:paragraph-count="2" meta:word-count="4" meta:character-count="50" meta:non-whitespace-character-count="41"/>
    <meta:generator>LibreOffice/6.4.7.2$Linux_X86_64 LibreOffice_project/40$Build-2</meta:generator>
  </office:meta>
</office:document-meta>
</file>